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815cm" svg:height="1.723cm" svg:x="20.306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24.306cm" svg:y="14.9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2.121cm" svg:y1="15.83cm" svg:x2="24.306cm" svg:y2="15.83cm" draw:start-shape="id1" draw:start-glue-point="10" draw:end-shape="id2" draw:end-glue-point="6" svg:d="M22121 15830h2185" svg:viewBox="0 0 2186 1">
          <text:p text:style-name="P1">1</text:p>
          <text:p text:style-name="P1"/>
        </draw:connector>
        <draw:frame draw:style-name="gr4" draw:text-style-name="P3" draw:layer="layout" svg:width="1.268cm" svg:height="1.71cm" svg:x="18.037cm" svg:y="15.199cm">
          <draw:text-box>
            <text:p><text:span text:style-name="T2">2.</text:span></text:p>
          </draw:text-box>
        </draw:frame>
        <draw:custom-shape draw:style-name="gr1" draw:text-style-name="P2" xml:id="id7" draw:id="id7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3" draw:start-glue-point="4" draw:end-shape="id4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5" draw:start-glue-point="4" draw:end-shape="id6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7" draw:start-glue-point="4" draw:end-shape="id8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4" draw:start-glue-point="4" draw:end-shape="id8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6" draw:start-glue-point="4" draw:end-shape="id8" draw:end-glue-point="10" svg:d="M12932 11006c0-4614-1780-6921-5341-6921" svg:viewBox="0 0 5342 6922">
          <text:p text:style-name="P1"><text:s text:c="29"/>?</text:p>
        </draw:connector>
        <draw:connector draw:style-name="gr6" draw:text-style-name="P1" draw:layer="layout" draw:type="curve" svg:x1="12.024cm" svg:y1="15.668cm" svg:x2="9.584cm" svg:y2="12.646cm" draw:start-shape="id5" draw:start-glue-point="6" draw:end-shape="id3" draw:end-glue-point="8" svg:d="M12024 15668c-1627 0-2440-1007-2440-3022" svg:viewBox="0 0 2441 3023">
          <text:p text:style-name="P1"/>
          <text:p text:style-name="P1"><text:s text:c="2"/></text:p>
          <text:p text:style-name="P1"><text:s text:c="2"/>1 <text:s text:c="14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5:36:43.936145019</dc:date>
    <dc:creator>elucterio </dc:creator>
    <meta:editing-duration>PT3H43M52S</meta:editing-duration>
    <meta:editing-cycles>18</meta:editing-cycles>
    <meta:generator>LibreOffice/4.2.8.2$Linux_X86_64 LibreOffice_project/420m0$Build-2</meta:generator>
    <meta:document-statistic meta:object-count="16"/>
  </office:meta>
</office:document-meta>
</file>